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officeooo:rsid="03bf6571" officeooo:paragraph-rsid="03c1a658"/>
    </style:style>
    <style:style style:name="P6" style:family="paragraph" style:parent-style-name="Text_20_body">
      <style:text-properties officeooo:rsid="03ef544f" officeooo:paragraph-rsid="03ef544f"/>
    </style:style>
    <style:style style:name="P7" style:family="paragraph" style:parent-style-name="Text_20_body">
      <style:text-properties officeooo:rsid="0411b153" officeooo:paragraph-rsid="04223994"/>
    </style:style>
    <style:style style:name="P8" style:family="paragraph" style:parent-style-name="Text_20_body">
      <style:text-properties officeooo:rsid="04232749" officeooo:paragraph-rsid="04232749"/>
    </style:style>
    <style:style style:name="P9" style:family="paragraph" style:parent-style-name="Text_20_body">
      <style:text-properties officeooo:rsid="04232749" officeooo:paragraph-rsid="0429c005"/>
    </style:style>
    <style:style style:name="P10" style:family="paragraph" style:parent-style-name="Text_20_body">
      <style:text-properties officeooo:rsid="0426eb53" officeooo:paragraph-rsid="0426eb53"/>
    </style:style>
    <style:style style:name="P11" style:family="paragraph" style:parent-style-name="Text_20_body">
      <style:text-properties officeooo:rsid="042b5803" officeooo:paragraph-rsid="042b5803"/>
    </style:style>
    <style:style style:name="P12" style:family="paragraph" style:parent-style-name="Text_20_body">
      <style:text-properties officeooo:rsid="04137347" officeooo:paragraph-rsid="04223994"/>
    </style:style>
    <style:style style:name="P13" style:family="paragraph" style:parent-style-name="Text_20_body">
      <style:text-properties officeooo:rsid="042fc6f5" officeooo:paragraph-rsid="042fc6f5"/>
    </style:style>
    <style:style style:name="P14" style:family="paragraph" style:parent-style-name="Text_20_body">
      <style:text-properties officeooo:rsid="0430dbe3" officeooo:paragraph-rsid="0430dbe3"/>
    </style:style>
    <style:style style:name="P15" style:family="paragraph" style:parent-style-name="Text_20_body">
      <style:paragraph-properties fo:text-align="start" style:justify-single-word="false" style:writing-mode="lr-tb"/>
      <style:text-properties officeooo:rsid="03c51c01" officeooo:paragraph-rsid="03d4d8ca"/>
    </style:style>
    <style:style style:name="P16" style:family="paragraph" style:parent-style-name="Text_20_body">
      <style:paragraph-properties fo:text-align="start" style:justify-single-word="false" style:writing-mode="lr-tb"/>
      <style:text-properties officeooo:rsid="03c51c01" officeooo:paragraph-rsid="03da10e1"/>
    </style:style>
    <style:style style:name="P17" style:family="paragraph" style:parent-style-name="Text_20_body">
      <style:paragraph-properties fo:text-align="start" style:justify-single-word="false" style:writing-mode="lr-tb"/>
      <style:text-properties officeooo:rsid="03c51c01" officeooo:paragraph-rsid="03da80d4"/>
    </style:style>
    <style:style style:name="P18" style:family="paragraph" style:parent-style-name="Text_20_body">
      <style:paragraph-properties fo:text-align="start" style:justify-single-word="false" style:writing-mode="lr-tb"/>
      <style:text-properties officeooo:rsid="03d2043e" officeooo:paragraph-rsid="03d2043e"/>
    </style:style>
    <style:style style:name="P19" style:family="paragraph" style:parent-style-name="Text_20_body">
      <style:paragraph-properties fo:text-align="start" style:justify-single-word="false" style:writing-mode="lr-tb"/>
      <style:text-properties officeooo:rsid="03d2043e" officeooo:paragraph-rsid="03dc4830"/>
    </style:style>
    <style:style style:name="P20" style:family="paragraph" style:parent-style-name="Text_20_body">
      <style:paragraph-properties fo:text-align="start" style:justify-single-word="false" style:writing-mode="lr-tb"/>
      <style:text-properties officeooo:rsid="03d3a624" officeooo:paragraph-rsid="03de3fdd"/>
    </style:style>
    <style:style style:name="P21" style:family="paragraph" style:parent-style-name="Text_20_body">
      <style:paragraph-properties fo:text-align="start" style:justify-single-word="false" style:writing-mode="lr-tb"/>
      <style:text-properties officeooo:rsid="03c1a658" officeooo:paragraph-rsid="03da80d4"/>
    </style:style>
    <style:style style:name="P22" style:family="paragraph" style:parent-style-name="Standard">
      <style:paragraph-properties fo:text-align="start" style:justify-single-word="false" style:writing-mode="lr-tb"/>
      <style:text-properties style:font-name="Courier New"/>
    </style:style>
    <style:style style:name="P23" style:family="paragraph" style:parent-style-name="Text_20_body">
      <style:paragraph-properties fo:text-align="end" style:justify-single-word="false" style:writing-mode="rl-tb"/>
      <style:text-properties officeooo:rsid="03c2bb75" officeooo:paragraph-rsid="03c2bb75"/>
    </style:style>
    <style:style style:name="P24" style:family="paragraph" style:parent-style-name="Text_20_body">
      <style:paragraph-properties fo:text-align="end" style:justify-single-word="false" style:writing-mode="rl-tb"/>
      <style:text-properties officeooo:rsid="03c44192" officeooo:paragraph-rsid="03c44192"/>
    </style:style>
    <style:style style:name="P25" style:family="paragraph" style:parent-style-name="Text_20_body">
      <style:paragraph-properties fo:text-align="end" style:justify-single-word="false" style:writing-mode="rl-tb"/>
      <style:text-properties officeooo:rsid="03c51c01" officeooo:paragraph-rsid="03c51c01"/>
    </style:style>
    <style:style style:name="P26" style:family="paragraph" style:parent-style-name="Text_20_body">
      <style:paragraph-properties fo:text-align="end" style:justify-single-word="false" style:writing-mode="rl-tb"/>
      <style:text-properties officeooo:rsid="03d2043e" officeooo:paragraph-rsid="03d2043e"/>
    </style:style>
    <style:style style:name="P27" style:family="paragraph" style:parent-style-name="Text_20_body">
      <style:paragraph-properties fo:text-align="end" style:justify-single-word="false" style:writing-mode="rl-tb"/>
      <style:text-properties officeooo:rsid="03d3a492" officeooo:paragraph-rsid="03d3a492"/>
    </style:style>
    <style:style style:name="P28" style:family="paragraph" style:parent-style-name="Text_20_body">
      <style:paragraph-properties fo:text-align="end" style:justify-single-word="false" style:writing-mode="rl-tb"/>
      <style:text-properties officeooo:rsid="03e59eb7" officeooo:paragraph-rsid="03e59eb7"/>
    </style:style>
    <style:style style:name="P29" style:family="paragraph" style:parent-style-name="Text_20_body">
      <style:paragraph-properties fo:text-align="end" style:justify-single-word="false" style:writing-mode="rl-tb"/>
      <style:text-properties fo:font-style="normal" officeooo:rsid="03e5057a" officeooo:paragraph-rsid="03f7cda0" style:font-style-asian="normal" style:font-style-complex="normal"/>
    </style:style>
    <style:style style:name="P30" style:family="paragraph" style:parent-style-name="Text_20_body">
      <style:paragraph-properties fo:text-align="end" style:justify-single-word="false" style:writing-mode="rl-tb"/>
      <style:text-properties fo:font-style="normal" officeooo:rsid="03e7d0fa" officeooo:paragraph-rsid="03f7cda0" style:font-style-asian="normal" style:font-style-complex="normal"/>
    </style:style>
    <style:style style:name="P31" style:family="paragraph" style:parent-style-name="Text_20_body">
      <style:paragraph-properties fo:text-align="end" style:justify-single-word="false" style:writing-mode="rl-tb"/>
      <style:text-properties officeooo:rsid="03f8afcf" officeooo:paragraph-rsid="03f8afcf"/>
    </style:style>
    <style:style style:name="P32" style:family="paragraph" style:parent-style-name="Standard">
      <style:paragraph-properties fo:text-align="end" style:justify-single-word="false" style:writing-mode="rl-tb"/>
      <style:text-properties style:font-name="Courier New" officeooo:rsid="041cf7eb" officeooo:paragraph-rsid="041cf7eb"/>
    </style:style>
    <style:style style:name="P33" style:family="paragraph" style:parent-style-name="Heading_20_2">
      <style:paragraph-properties fo:text-align="end" style:justify-single-word="false" style:writing-mode="rl-tb"/>
      <style:text-properties fo:font-weight="normal" officeooo:rsid="03f63d0d" officeooo:paragraph-rsid="03f63d0d" style:font-weight-asian="normal" style:font-weight-complex="normal"/>
    </style:style>
    <style:style style:name="P34" style:family="paragraph" style:parent-style-name="Text_20_body">
      <style:paragraph-properties fo:margin-top="0in" fo:margin-bottom="0.0575in" loext:contextual-spacing="false" fo:text-align="end" style:justify-single-word="false" style:writing-mode="rl-tb"/>
      <style:text-properties officeooo:rsid="03fc5636" officeooo:paragraph-rsid="03fc5636"/>
    </style:style>
    <style:style style:name="P35" style:family="paragraph" style:parent-style-name="Text_20_body">
      <style:paragraph-properties fo:margin-top="0in" fo:margin-bottom="0.0575in" loext:contextual-spacing="false" fo:text-align="end" style:justify-single-word="false" style:writing-mode="rl-tb"/>
      <style:text-properties officeooo:paragraph-rsid="0409f43b"/>
    </style:style>
    <style:style style:name="P36" style:family="paragraph" style:parent-style-name="Text_20_body">
      <style:paragraph-properties fo:margin-top="0in" fo:margin-bottom="0.0575in" loext:contextual-spacing="false" fo:text-align="end" style:justify-single-word="false" style:writing-mode="rl-tb"/>
      <style:text-properties officeooo:rsid="03fe6cad" officeooo:paragraph-rsid="03fe6cad"/>
    </style:style>
    <style:style style:name="P37" style:family="paragraph" style:parent-style-name="Text_20_body">
      <style:paragraph-properties fo:margin-top="0in" fo:margin-bottom="0.0575in" loext:contextual-spacing="false" fo:text-align="end" style:justify-single-word="false" style:writing-mode="rl-tb"/>
      <style:text-properties officeooo:rsid="04075c45" officeooo:paragraph-rsid="04075c45"/>
    </style:style>
    <style:style style:name="P38" style:family="paragraph" style:parent-style-name="Text_20_body">
      <style:paragraph-properties fo:margin-top="0in" fo:margin-bottom="0.0575in" loext:contextual-spacing="false" fo:text-align="end" style:justify-single-word="false" style:writing-mode="rl-tb"/>
      <style:text-properties officeooo:rsid="04096be7" officeooo:paragraph-rsid="04096be7"/>
    </style:style>
    <style:style style:name="P39" style:family="paragraph" style:parent-style-name="Text_20_body">
      <style:paragraph-properties fo:margin-top="0in" fo:margin-bottom="0.0575in" loext:contextual-spacing="false" fo:text-align="end" style:justify-single-word="false" style:writing-mode="rl-tb"/>
      <style:text-properties officeooo:rsid="040af6c8" officeooo:paragraph-rsid="040c5524"/>
    </style:style>
    <style:style style:name="P40" style:family="paragraph" style:parent-style-name="Text_20_body">
      <style:paragraph-properties fo:margin-top="0in" fo:margin-bottom="0.0575in" loext:contextual-spacing="false" fo:text-align="end" style:justify-single-word="false" style:writing-mode="rl-tb"/>
      <style:text-properties style:use-window-font-color="true" officeooo:rsid="03fdeef7" officeooo:paragraph-rsid="03fdeef7"/>
    </style:style>
    <style:style style:name="P41" style:family="paragraph" style:parent-style-name="Heading_20_2">
      <style:paragraph-properties fo:margin-top="0in" fo:margin-bottom="0.0575in" loext:contextual-spacing="false" fo:text-align="end" style:justify-single-word="false" style:writing-mode="rl-tb"/>
      <style:text-properties style:use-window-font-color="true" officeooo:rsid="04103cf8" officeooo:paragraph-rsid="04103cf8"/>
    </style:style>
    <style:style style:name="P42" style:family="paragraph" style:parent-style-name="Text_20_body">
      <style:paragraph-properties fo:margin-top="0in" fo:margin-bottom="0.0575in" loext:contextual-spacing="false" fo:text-align="start" style:justify-single-word="false" style:writing-mode="lr-tb"/>
      <style:text-properties officeooo:rsid="03fc5636" officeooo:paragraph-rsid="03fc5636"/>
    </style:style>
    <style:style style:name="P43" style:family="paragraph" style:parent-style-name="Text_20_body">
      <style:paragraph-properties fo:margin-top="0in" fo:margin-bottom="0.0575in" loext:contextual-spacing="false" fo:text-align="start" style:justify-single-word="false" style:writing-mode="lr-tb"/>
      <style:text-properties officeooo:rsid="03fdeef7" officeooo:paragraph-rsid="03fdeef7"/>
    </style:style>
    <style:style style:name="P44" style:family="paragraph" style:parent-style-name="Text_20_body">
      <style:paragraph-properties fo:margin-top="0in" fo:margin-bottom="0.0575in" loext:contextual-spacing="false" fo:text-align="start" style:justify-single-word="false" style:writing-mode="lr-tb"/>
      <style:text-properties officeooo:rsid="03fdeef7" officeooo:paragraph-rsid="03fe6cad"/>
    </style:style>
    <style:style style:name="P45" style:family="paragraph" style:parent-style-name="Text_20_body">
      <style:paragraph-properties fo:margin-top="0in" fo:margin-bottom="0.0575in" loext:contextual-spacing="false" fo:text-align="start" style:justify-single-word="false" style:writing-mode="lr-tb"/>
      <style:text-properties officeooo:rsid="03fdeef7" officeooo:paragraph-rsid="04013563"/>
    </style:style>
    <style:style style:name="P46" style:family="paragraph" style:parent-style-name="Text_20_body">
      <style:paragraph-properties fo:margin-top="0in" fo:margin-bottom="0.0575in" loext:contextual-spacing="false" fo:text-align="start" style:justify-single-word="false" style:writing-mode="lr-tb"/>
      <style:text-properties officeooo:rsid="03fdeef7" officeooo:paragraph-rsid="0408033c"/>
    </style:style>
    <style:style style:name="P47" style:family="paragraph" style:parent-style-name="Text_20_body">
      <style:paragraph-properties fo:margin-top="0in" fo:margin-bottom="0.0575in" loext:contextual-spacing="false" fo:text-align="start" style:justify-single-word="false" style:writing-mode="lr-tb"/>
      <style:text-properties officeooo:rsid="03fffc45" officeooo:paragraph-rsid="03fffc45"/>
    </style:style>
    <style:style style:name="P48" style:family="paragraph" style:parent-style-name="Text_20_body">
      <style:paragraph-properties fo:margin-top="0in" fo:margin-bottom="0.0575in" loext:contextual-spacing="false" fo:text-align="start" style:justify-single-word="false" style:writing-mode="lr-tb"/>
      <style:text-properties officeooo:rsid="04005169" officeooo:paragraph-rsid="04005169"/>
    </style:style>
    <style:style style:name="P49" style:family="paragraph" style:parent-style-name="Heading_20_2">
      <style:text-properties officeooo:rsid="03f8afcf" officeooo:paragraph-rsid="03f8afcf"/>
    </style:style>
    <style:style style:name="P50" style:family="paragraph" style:parent-style-name="Heading_20_2">
      <style:text-properties fo:font-weight="normal" officeooo:rsid="03f43688" officeooo:paragraph-rsid="03bcf355" style:font-weight-asian="normal" style:font-weight-complex="normal"/>
    </style:style>
    <style:style style:name="P51" style:family="paragraph" style:parent-style-name="Heading_20_2">
      <style:text-properties officeooo:rsid="0430dbe3" officeooo:paragraph-rsid="0430dbe3"/>
    </style:style>
    <style:style style:name="P52" style:family="paragraph" style:parent-style-name="Heading_20_2">
      <style:paragraph-properties fo:margin-top="0in" fo:margin-bottom="0.0575in" loext:contextual-spacing="false" fo:text-align="end" style:justify-single-word="false" style:writing-mode="rl-tb"/>
      <style:text-properties style:use-window-font-color="true" officeooo:rsid="0432cf0a" officeooo:paragraph-rsid="043a6334"/>
    </style:style>
    <style:style style:name="P53" style:family="paragraph" style:parent-style-name="Text_20_body" style:list-style-name="L4">
      <style:text-properties officeooo:rsid="0424ce9b" officeooo:paragraph-rsid="0429c005"/>
    </style:style>
    <style:style style:name="P54" style:family="paragraph" style:parent-style-name="Text_20_body" style:list-style-name="L4">
      <style:text-properties officeooo:rsid="0429c005" officeooo:paragraph-rsid="0429c005"/>
    </style:style>
    <style:style style:name="P55" style:family="paragraph" style:parent-style-name="Text_20_body" style:list-style-name="L5">
      <style:text-properties officeooo:rsid="042cdfda" officeooo:paragraph-rsid="042cdfda"/>
    </style:style>
    <style:style style:name="P56" style:family="paragraph" style:parent-style-name="Text_20_body">
      <style:text-properties officeooo:rsid="042cdfda" officeooo:paragraph-rsid="042cdfda"/>
    </style:style>
    <style:style style:name="P57" style:family="paragraph" style:parent-style-name="Text_20_body" style:list-style-name="L6"/>
    <style:style style:name="P58" style:family="paragraph" style:parent-style-name="Text_20_body" style:list-style-name="L6">
      <style:text-properties officeooo:rsid="040445be" officeooo:paragraph-rsid="040445be"/>
    </style:style>
    <style:style style:name="P59" style:family="paragraph" style:parent-style-name="Text_20_body">
      <style:text-properties officeooo:rsid="0432cf0a" officeooo:paragraph-rsid="04335023"/>
    </style:style>
    <style:style style:name="P60" style:family="paragraph" style:parent-style-name="Text_20_body">
      <style:text-properties officeooo:rsid="0432cf0a" officeooo:paragraph-rsid="043a6334"/>
    </style:style>
    <style:style style:name="P61" style:family="paragraph" style:parent-style-name="Text_20_body">
      <style:text-properties officeooo:rsid="04335023" officeooo:paragraph-rsid="04343144"/>
    </style:style>
    <style:style style:name="P62" style:family="paragraph" style:parent-style-name="Text_20_body">
      <style:text-properties officeooo:rsid="04335023" officeooo:paragraph-rsid="043a6334"/>
    </style:style>
    <style:style style:name="P63" style:family="paragraph" style:parent-style-name="Text_20_body">
      <style:text-properties officeooo:rsid="0434a612" officeooo:paragraph-rsid="0434a612"/>
    </style:style>
    <style:style style:name="P64" style:family="paragraph" style:parent-style-name="Text_20_body">
      <style:text-properties officeooo:rsid="0434a612" officeooo:paragraph-rsid="043a6334"/>
    </style:style>
    <style:style style:name="P65" style:family="paragraph" style:parent-style-name="Text_20_body">
      <style:text-properties fo:font-style="italic" officeooo:rsid="04379dda" officeooo:paragraph-rsid="04379dda" style:font-style-asian="italic" style:font-style-complex="italic"/>
    </style:style>
    <style:style style:name="P66" style:family="paragraph" style:parent-style-name="Text_20_body">
      <style:text-properties fo:font-style="italic" officeooo:rsid="04379dda" officeooo:paragraph-rsid="043a6334" style:font-style-asian="italic" style:font-style-complex="italic"/>
    </style:style>
    <style:style style:name="P67" style:family="paragraph" style:parent-style-name="Text_20_body" style:list-style-name="L1">
      <style:paragraph-properties fo:text-align="end" style:justify-single-word="false" style:writing-mode="rl-tb"/>
      <style:text-properties officeooo:rsid="03e2b4c3" officeooo:paragraph-rsid="03e59eb7"/>
    </style:style>
    <style:style style:name="P68" style:family="paragraph" style:parent-style-name="Text_20_body" style:list-style-name="L1">
      <style:paragraph-properties fo:text-align="end" style:justify-single-word="false" style:writing-mode="rl-tb"/>
      <style:text-properties officeooo:rsid="03e59eb7" officeooo:paragraph-rsid="03e59eb7"/>
    </style:style>
    <style:style style:name="P69" style:family="paragraph" style:parent-style-name="Text_20_body" style:list-style-name="L2">
      <style:paragraph-properties fo:margin-top="0in" fo:margin-bottom="0.0575in" loext:contextual-spacing="false" fo:text-align="end" style:justify-single-word="false" style:writing-mode="rl-tb"/>
      <style:text-properties officeooo:rsid="03f8afcf" officeooo:paragraph-rsid="03fa38f3"/>
    </style:style>
    <style:style style:name="P70" style:family="paragraph" style:parent-style-name="Text_20_body" style:list-style-name="L2">
      <style:paragraph-properties fo:margin-top="0in" fo:margin-bottom="0.0575in" loext:contextual-spacing="false" fo:text-align="end" style:justify-single-word="false" style:writing-mode="rl-tb"/>
      <style:text-properties officeooo:rsid="03fa38f3" officeooo:paragraph-rsid="03fa38f3"/>
    </style:style>
    <style:style style:name="P71" style:family="paragraph" style:parent-style-name="Text_20_body" style:list-style-name="L3">
      <style:paragraph-properties fo:margin-top="0in" fo:margin-bottom="0.0575in" loext:contextual-spacing="false" fo:text-align="end" style:justify-single-word="false" style:writing-mode="rl-tb"/>
      <style:text-properties officeooo:rsid="040c5524" officeooo:paragraph-rsid="040c5524"/>
    </style:style>
    <style:style style:name="P72" style:family="paragraph" style:parent-style-name="Text_20_body" style:list-style-name="L3">
      <style:paragraph-properties fo:margin-top="0in" fo:margin-bottom="0.0575in" loext:contextual-spacing="false" fo:text-align="end" style:justify-single-word="false" style:writing-mode="rl-tb"/>
      <style:text-properties style:use-window-font-color="true" officeooo:rsid="040d07a4" officeooo:paragraph-rsid="040d07a4"/>
    </style:style>
    <style:style style:name="P73" style:family="paragraph" style:parent-style-name="Text_20_body">
      <style:paragraph-properties fo:margin-top="0in" fo:margin-bottom="0.0575in" loext:contextual-spacing="false" fo:text-align="end" style:justify-single-word="false" style:writing-mode="rl-tb"/>
      <style:text-properties style:use-window-font-color="true" officeooo:rsid="0432cf0a" officeooo:paragraph-rsid="040d07a4"/>
    </style:style>
    <style:style style:name="P74" style:family="paragraph" style:parent-style-name="Text_20_body">
      <style:paragraph-properties fo:text-align="start" style:justify-single-word="false" style:writing-mode="lr-tb"/>
      <style:text-properties officeooo:rsid="0432cf0a" officeooo:paragraph-rsid="04335023"/>
    </style:style>
    <style:style style:name="P75" style:family="paragraph" style:parent-style-name="Text_20_body">
      <style:paragraph-properties fo:text-align="start" style:justify-single-word="false" style:writing-mode="lr-tb"/>
      <style:text-properties officeooo:rsid="0432cf0a" officeooo:paragraph-rsid="043a6334"/>
    </style:style>
    <style:style style:name="P76" style:family="paragraph" style:parent-style-name="Heading_20_1">
      <style:text-properties officeooo:rsid="03f26fef" officeooo:paragraph-rsid="03f26fef"/>
    </style:style>
    <style:style style:name="T1" style:family="text">
      <style:text-properties fo:font-weight="bold" style:font-weight-asian="bold" style:font-weight-complex="bold"/>
    </style:style>
    <style:style style:name="T2" style:family="text">
      <style:text-properties fo:font-weight="bold" officeooo:rsid="03c02bd6" style:font-weight-asian="bold" style:font-weight-complex="bold"/>
    </style:style>
    <style:style style:name="T3" style:family="text">
      <style:text-properties fo:font-weight="bold" officeooo:rsid="03c44192" style:font-weight-asian="bold" style:font-weight-complex="bold"/>
    </style:style>
    <style:style style:name="T4" style:family="text">
      <style:text-properties fo:font-weight="bold" officeooo:rsid="03f5ef08" style:font-weight-asian="bold" style:font-weight-complex="bold"/>
    </style:style>
    <style:style style:name="T5" style:family="text">
      <style:text-properties fo:font-weight="bold" officeooo:rsid="03fa38f3" style:font-weight-asian="bold" style:font-weight-complex="bold"/>
    </style:style>
    <style:style style:name="T6" style:family="text">
      <style:text-properties fo:font-weight="bold" officeooo:rsid="03fbd63d" style:font-weight-asian="bold" style:font-weight-complex="bold"/>
    </style:style>
    <style:style style:name="T7" style:family="text">
      <style:text-properties fo:font-weight="normal" officeooo:rsid="03eab83e" style:font-weight-asian="normal" style:font-weight-complex="normal"/>
    </style:style>
    <style:style style:name="T8" style:family="text">
      <style:text-properties fo:font-weight="normal" officeooo:rsid="03f5ef08" style:font-weight-asian="normal" style:font-weight-complex="normal"/>
    </style:style>
    <style:style style:name="T9" style:family="text">
      <style:text-properties officeooo:rsid="033bd0c4"/>
    </style:style>
    <style:style style:name="T10" style:family="text">
      <style:text-properties officeooo:rsid="03c02bd6"/>
    </style:style>
    <style:style style:name="T11" style:family="text">
      <style:text-properties officeooo:rsid="03c44192"/>
    </style:style>
    <style:style style:name="T12" style:family="text">
      <style:text-properties officeooo:rsid="03c51c01"/>
    </style:style>
    <style:style style:name="T13" style:family="text">
      <style:text-properties officeooo:rsid="03c710d1"/>
    </style:style>
    <style:style style:name="T14" style:family="text">
      <style:text-properties officeooo:rsid="03ccc7e5"/>
    </style:style>
    <style:style style:name="T15" style:family="text">
      <style:text-properties officeooo:rsid="03cda88f"/>
    </style:style>
    <style:style style:name="T16" style:family="text">
      <style:text-properties officeooo:rsid="03d4d8ca"/>
    </style:style>
    <style:style style:name="T17" style:family="text">
      <style:text-properties officeooo:rsid="03db8eff"/>
    </style:style>
    <style:style style:name="T18" style:family="text">
      <style:text-properties officeooo:rsid="03ddd5ca"/>
    </style:style>
    <style:style style:name="T19" style:family="text">
      <style:text-properties officeooo:rsid="03e2b4c3"/>
    </style:style>
    <style:style style:name="T20" style:family="text">
      <style:text-properties officeooo:rsid="03e68aa5"/>
    </style:style>
    <style:style style:name="T21" style:family="text">
      <style:text-properties officeooo:rsid="03e7d0fa"/>
    </style:style>
    <style:style style:name="T22" style:family="text">
      <style:text-properties officeooo:rsid="03efb4ab"/>
    </style:style>
    <style:style style:name="T23" style:family="text">
      <style:text-properties officeooo:rsid="03f5b1ed"/>
    </style:style>
    <style:style style:name="T24" style:family="text">
      <style:text-properties officeooo:rsid="03fa38f3"/>
    </style:style>
    <style:style style:name="T25" style:family="text">
      <style:text-properties officeooo:rsid="03fbd63d"/>
    </style:style>
    <style:style style:name="T26" style:family="text">
      <style:text-properties style:use-window-font-color="true"/>
    </style:style>
    <style:style style:name="T27" style:family="text">
      <style:text-properties style:use-window-font-color="true" officeooo:rsid="03fc5636"/>
    </style:style>
    <style:style style:name="T28" style:family="text">
      <style:text-properties style:use-window-font-color="true" officeooo:rsid="03fe6359"/>
    </style:style>
    <style:style style:name="T29" style:family="text">
      <style:text-properties style:use-window-font-color="true" officeooo:rsid="03fe6cad"/>
    </style:style>
    <style:style style:name="T30" style:family="text">
      <style:text-properties style:use-window-font-color="true" officeooo:rsid="0400c40e"/>
    </style:style>
    <style:style style:name="T31" style:family="text">
      <style:text-properties style:use-window-font-color="true" officeooo:rsid="04013563"/>
    </style:style>
    <style:style style:name="T32" style:family="text">
      <style:text-properties style:use-window-font-color="true" officeooo:rsid="04025eac"/>
    </style:style>
    <style:style style:name="T33" style:family="text">
      <style:text-properties style:use-window-font-color="true" officeooo:rsid="04058c30"/>
    </style:style>
    <style:style style:name="T34" style:family="text">
      <style:text-properties style:use-window-font-color="true" officeooo:rsid="0407ba97"/>
    </style:style>
    <style:style style:name="T35" style:family="text">
      <style:text-properties style:use-window-font-color="true" officeooo:rsid="0408033c"/>
    </style:style>
    <style:style style:name="T36" style:family="text">
      <style:text-properties style:use-window-font-color="true" fo:font-weight="bold" style:font-weight-asian="bold" style:font-weight-complex="bold"/>
    </style:style>
    <style:style style:name="T37" style:family="text">
      <style:text-properties style:use-window-font-color="true" fo:font-weight="bold" officeooo:rsid="03fc5636" style:font-weight-asian="bold" style:font-weight-complex="bold"/>
    </style:style>
    <style:style style:name="T38" style:family="text">
      <style:text-properties style:use-window-font-color="true" officeooo:rsid="040c5524"/>
    </style:style>
    <style:style style:name="T39" style:family="text">
      <style:text-properties officeooo:rsid="04005169"/>
    </style:style>
    <style:style style:name="T40" style:family="text">
      <style:text-properties officeooo:rsid="0409f43b"/>
    </style:style>
    <style:style style:name="T41" style:family="text">
      <style:text-properties officeooo:rsid="0411b153"/>
    </style:style>
    <style:style style:name="T42" style:family="text">
      <style:text-properties officeooo:rsid="04137347"/>
    </style:style>
    <style:style style:name="T43" style:family="text">
      <style:text-properties fo:color="#0000ff"/>
    </style:style>
    <style:style style:name="T44" style:family="text">
      <style:text-properties fo:color="#0000ff" officeooo:rsid="0411b153"/>
    </style:style>
    <style:style style:name="T45" style:family="text">
      <style:text-properties fo:color="#0000ff" officeooo:rsid="041bc02d"/>
    </style:style>
    <style:style style:name="T46" style:family="text">
      <style:text-properties fo:color="#008000"/>
    </style:style>
    <style:style style:name="T47" style:family="text">
      <style:text-properties fo:color="#008000" officeooo:rsid="0411b153"/>
    </style:style>
    <style:style style:name="T48" style:family="text">
      <style:text-properties fo:color="#008000" officeooo:rsid="0415d069"/>
    </style:style>
    <style:style style:name="T49" style:family="text">
      <style:text-properties officeooo:rsid="0415d069"/>
    </style:style>
    <style:style style:name="T50" style:family="text">
      <style:text-properties officeooo:rsid="0427ce05"/>
    </style:style>
    <style:style style:name="T51" style:family="text">
      <style:text-properties officeooo:rsid="042a80e2"/>
    </style:style>
    <style:style style:name="T52" style:family="text">
      <style:text-properties officeooo:rsid="042b5803"/>
    </style:style>
    <style:style style:name="T53" style:family="text">
      <style:text-properties officeooo:rsid="04335023"/>
    </style:style>
    <style:style style:name="T54" style:family="text">
      <style:text-properties officeooo:rsid="04343144"/>
    </style:style>
    <style:style style:name="T55"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text:span text:style-name="T23">משתני </text:span>רפרנס<text:span text:style-name="T23"> - reference variables</text:span></text:h>
      <text:p text:style-name="P50">רפרנסים לעומת פוינטרים</text:p>
      <text:p text:style-name="P5">בשפת סי<text:span text:style-name="T10">, כשרצינו לקבל כתובת של משתנה (למשל כדי לשלוח לפונקציה שתוכל גם לשנות אותו), הגדרנו </text:span><text:span text:style-name="T2">פוינטר</text:span><text:span text:style-name="T10"> למשתנה, למשל:</text:span></text:p>
      <text:p text:style-name="P21">int num; int* pnum = &amp;num;</text:p>
      <text:p text:style-name="P24">כדי להשתמש בפוינטר, צריך ל<text:span text:style-name="T12">הקדים לו כוכבית, למשל:</text:span></text:p>
      <text:p text:style-name="P17">(*<text:span text:style-name="T14">pnum</text:span>) = 5;</text:p>
      <text:p text:style-name="P25">ואם המשתנה הוא עצם או struct, צריך להשתמש בחץ, למשל:</text:p>
      <text:p text:style-name="P15">Point <text:span text:style-name="T16">location; Point* plocation = &amp;location;</text:span></text:p>
      <text:p text:style-name="P16"><text:span text:style-name="T15">plocation</text:span>-&gt;x = 5;<text:span text:style-name="T13"> <text:s/>// equivalent to (*plocation).x = 5;</text:span></text:p>
      <text:p text:style-name="P23">בשפת ++C יש דרך נוספת <text:span text:style-name="T11">לקבל כתובת של משתנה - להגדיר </text:span><text:span text:style-name="T3">רפרנס</text:span><text:span text:style-name="T4"> </text:span><text:span text:style-name="T8">(reference)</text:span><text:span text:style-name="T11">:</text:span></text:p>
      <text:p text:style-name="P18">int&amp; <text:span text:style-name="T17">rnum</text:span> =<text:span text:style-name="T17"> num</text:span>;</text:p>
      <text:p text:style-name="P26">זה מאד דומה, רק שהפעם, אפשר לגשת למשתנה בלי כוכבית, למשל:</text:p>
      <text:p text:style-name="P19"><text:span text:style-name="T17">rnum</text:span> = 5;</text:p>
      <text:p text:style-name="P27">ובלי חץ, למשל:</text:p>
      <text:p text:style-name="P20">Point&amp; <text:span text:style-name="T18">rlocation</text:span> = <text:span text:style-name="T18">location</text:span>; <text:s text:c="3"/><text:span text:style-name="T18">rlocation</text:span>.x = 5;</text:p>
      <text:p text:style-name="P28">חוץ מצורת הגישה, ישנם שני הבדלים עיקריים בין <text:span text:style-name="T19">פוינטר לרפרנס: </text:span></text:p>
      <text:list xml:id="list2649955064473273857" text:style-name="L1">
        <text:list-item>
          <text:p text:style-name="P67">אפשר ליצור פוינטר בלי לאתחל אותו (או לאתחל ל-nullptr), אבל כשיוצרים רפרנס - חייבים לאתחל אותו מייד למשתנה. <text:s/>זה אמור לצמצם את הסיכוי לשגיאות - כשיש לנו רפרנס, אנחנו יכולים להיות בטוחים שיש שם עצם ממשי ולא null.</text:p>
        </text:list-item>
        <text:list-item>
          <text:p text:style-name="P68">אפשר לשנות פוינטר לאחר יצירתו, למשל להוסיף לו 1 (ואז הוא יצביע למקום אחר בזיכרון). אבל אי אפשר לשנות רפרנס לאחר יצירתו<text:span text:style-name="T20">. <text:s text:c="2"/>גם זה אמור לצמצם את הסיכוי לשגיאות - רפרנס תמיד מצביע לאותו מקום בזיכרון ולא יכול "לנדוד" למקומות לא רצויים.</text:span></text:p>
        </text:list-item>
      </text:list>
      <text:p text:style-name="P33">השוואה לג'אבה</text:p>
      <text:p text:style-name="P29">בג'אבה, כל המשתנים שהם עצמים (לא פרימיטיביים), <text:span text:style-name="T7">הם כמעט כמו רפרנסים</text:span>.<text:span text:style-name="T21"> הם מכילים כתובת של משתנה, אפשר לגשת אליהם כמו שניגשים למשתנה עצמו - בלי כוכבית ובלי חץ, ואי-אפשר "להזיז" אותם. <text:s text:c="2"/></text:span></text:p>
      <text:p text:style-name="P30">אבל בניגוד לרפרנסים, אפשר לאתחל אותם עם null.</text:p>
      <text:p text:style-name="P49">שימושים</text:p>
      <text:p text:style-name="P6">השימוש העיקרי של רפרנס <text:span text:style-name="T22">הוא לצורך החזרת ערכים מתוך פונקציות. לדוגמה, פונקציה כגון swap - שמחליפה בין הערכים שהיא מקבלת - צריך לכתוב עם רפרנסים. <text:s/>בסי היינו כותבים את הפונקציה עם פוינטרים, אבל זה פחות נוח כי הפונקציה הקוראת צריכה להפוך את הפרמטרים לפוינטרים, והפונקציה swap עצמה צריכה לגשת אליהם בצורה שניגשים לפוינטרים. רפרנסים מאפשרים להשיג אותה מטרה בצורה יותר פשוטה וקריאה.</text:span></text:p>
      <text:p text:style-name="P49">"ערך שמאלי" ו"ערך ימני" - lvalue, rvalue</text:p>
      <text:p text:style-name="P31">אחד המושגים שמופיעים הרבה בתיעוד של ++C <text:span text:style-name="T24">ובהודעות-השגיאה של קומפיילרים </text:span>הם: lvalue, rvalue<text:span text:style-name="T24">.</text:span></text:p>
      <text:list xml:id="list84021746530682610" text:style-name="L2">
        <text:list-item>
          <text:p text:style-name="P69">lvalue - <text:span text:style-name="T24">מציין דבר שיש לו כתובת בזיכרון, דבר שמתקיים גם אחרי שהביטוי מסתיים. למשל: משתנה, רפרנס, כוכבית-פוינטר. הוא נקרא </text:span><text:span text:style-name="T5">l</text:span><text:span text:style-name="T24">value כי יש לו </text:span><text:span text:style-name="T5">l</text:span><text:span text:style-name="T24">ocation וכי אפשר לשים אותו בצד השמאלי (</text:span><text:span text:style-name="T5">l</text:span><text:span text:style-name="T24">eft) של סימן =.</text:span></text:p>
        </text:list-item>
        <text:list-item>
          <text:p text:style-name="P70">rvalue - מציין דבר שלא ממשיך להתקיים אחרי שהביטוי מסתיים. למשל: <text:span text:style-name="T25">מספר, מחרוזת קבועה, ביטוי מתמטי (x+y), קריאה לפונקציה (f(123)). <text:s/>הוא נקרא </text:span><text:span text:style-name="T6">r</text:span><text:span text:style-name="T25">value כי הוא יכול להופיע רק בצד הימני (</text:span><text:span text:style-name="T6">r</text:span><text:span text:style-name="T25">ight) של סימן =.</text:span></text:p>
        </text:list-item>
      </text:list>
      <text:p text:style-name="P34">לדוגמה, אם כותבים <text:span text:style-name="T39">ביטויים כמו</text:span>:</text:p>
      <text:p text:style-name="P42">7<text:span text:style-name="T39"> </text:span>=<text:span text:style-name="T39"> </text:span>a;</text:p>
      <text:p text:style-name="P47">x+y<text:span text:style-name="T39"> </text:span>=<text:span text:style-name="T39"> </text:span>a;</text:p>
      <text:p text:style-name="P48">f() = a;</text:p>
      <text:p text:style-name="P35"><text:span text:style-name="T40">(כאשר f היא פונקציה שמחזירה int) <text:s/>מקבלים הודעת שגיאה: "expression must be a modifiable lvalue</text:span><text:span text:style-name="T27">"</text:span><text:span text:style-name="T30">.</text:span></text:p>
      <text:p text:style-name="P40">טוב, זה די צפוי, אבל הודעת-שגיאה עם lvalue יכול להופיע גם במקרים פחות צפויים. למשל:</text:p>
      <text:p text:style-name="P43"><text:span text:style-name="T26">int&amp; </text:span><text:span text:style-name="T28">refToInt</text:span><text:span text:style-name="T26"> = </text:span><text:span text:style-name="T28">5;</text:span></text:p>
      <text:p text:style-name="P44"><text:span text:style-name="T28">int&amp; refToInt = </text:span><text:span text:style-name="T29">x+y</text:span><text:span text:style-name="T28">;</text:span></text:p>
      <text:p text:style-name="P45"><text:span text:style-name="T28">int&amp; refToInt = </text:span><text:span text:style-name="T31">f()</text:span><text:span text:style-name="T28">;</text:span></text:p>
      <text:p text:style-name="P36"><text:span text:style-name="T28">ג</text:span><text:span text:style-name="T26">ם כאן נקבל הודעת שגיאה האומרת לנו שאי-אפשר לאתחל רפרנס עם דבר שהוא לא lvalue. למה? כי רפרנס אמור להצביע לעצם </text:span><text:span text:style-name="T33">ש</text:span><text:span text:style-name="T26">אפשר לשנות אותו - הוא לא יכול להצביע למספר </text:span><text:span text:style-name="T32">או לביטוי זמני.</text:span></text:p>
      <text:p text:style-name="P37"><text:span text:style-name="T32">י</text:span><text:span text:style-name="T26">ש מקרה אחד שבו </text:span><text:span text:style-name="T34">אפשר להציב rvalue בתוך רפרנס - כאשר מגדירים את הרפרנס כקבוע - const. למשל הביטויים הבאים חוקיים:</text:span></text:p>
      <text:p text:style-name="P46"><text:span text:style-name="T35">const </text:span><text:span text:style-name="T26">int&amp; </text:span><text:span text:style-name="T28">refToInt</text:span><text:span text:style-name="T26"> = </text:span><text:span text:style-name="T28">5;</text:span></text:p>
      <text:p text:style-name="P46"><text:span text:style-name="T35">const </text:span><text:span text:style-name="T28">int&amp; refToInt = </text:span><text:span text:style-name="T29">x+y</text:span><text:span text:style-name="T28">;</text:span></text:p>
      <text:p text:style-name="P46"><text:span text:style-name="T35">const </text:span><text:span text:style-name="T28">int&amp; refToInt = </text:span><text:span text:style-name="T31">f()</text:span><text:span text:style-name="T28">;</text:span></text:p>
      <text:p text:style-name="P38"><text:span text:style-name="T28">כ</text:span><text:span text:style-name="T26">יוון שהדבר שמצביעים אליו מוגדר כ"קבוע", הקומפיילר ממילא לא ייתן לנו לשנות אותו, ולכן הרפרנס יכול להצביע גם לדבר שאין לו כתובת בזיכרון.</text:span></text:p>
      <text:p text:style-name="P39"><text:span text:style-name="T37">ל</text:span><text:span text:style-name="T36">מה צריך את זה?</text:span><text:span text:style-name="T26"> - השימוש העיקרי של const reference הוא כשרוצים להעביר ארגומנטים לפונקציות.</text:span><text:span text:style-name="T38"> זה שימושי במיוחד כשהארגומנט הוא אובייקט גדול. יש כמה דרכים להעביר אותו לפונקציה:</text:span></text:p>
      <text:list xml:id="list1988697548562219226" text:style-name="L3">
        <text:list-item>
          <text:p text:style-name="P71"><text:span text:style-name="T26">אם מעבירים אותו כערך - הוא </text:span><text:span text:style-name="T36">מועתק</text:span><text:span text:style-name="T26"> למשתנה זמני שמועבר לפונקציה. זה יכול להיות מאד בזבזני כשהמשתנה גדול.</text:span></text:p>
        </text:list-item>
        <text:list-item>
          <text:p text:style-name="P71"><text:span text:style-name="T26">אם מעבירים אותו כרפרנס - הוא לא מועתק, רק הכתובת שלו מועתקת, </text:span><text:span text:style-name="T36">אבל</text:span><text:span text:style-name="T26">, הפונקציה יכולה לשנות את ערכו, וזה עלול לגרום שגיאות לוגיות.</text:span></text:p>
        </text:list-item>
        <text:list-item>
          <text:p text:style-name="P72">אם מעבירים אותו כרפרנס-קבוע (const &amp;), רק הכתובת שלו מועתקת, ובנוסף, הקומפיילר מוודא שאי-אפשר לשנות את ערכו (יתרון נוסף הוא, שאפשר להעביר לפונקציה rvalue).</text:p>
        </text:list-item>
      </text:list>
      <text:p text:style-name="P73"/>
      <text:p text:style-name="P41">קבועים - const</text:p>
      <text:p text:style-name="P7">המילה const קיימת גם בשפת סי. <text:span text:style-name="T42">אם שמים אותה מייד לפני שם של משתנה - המשתנה יהיה קבוע, והקומפיילר לא ייתן לנו לשנות אותו. <text:s/>עד כאן זה פשוט.</text:span></text:p>
      <text:p text:style-name="P12">כשיש פוינטרים זה קצת יותר מסובך - צריך לשים לב מי הקבוע - הפוינטר או הדבר שהוא מצביע עליו? </text:p>
      <text:p text:style-name="P22"><text:span text:style-name="T44">int</text:span><text:span text:style-name="T41"> *</text:span><text:span text:style-name="T44">const</text:span><text:span text:style-name="T41"> p1 = &amp;i; </text:span><text:span text:style-name="T47">// a const </text:span><text:span text:style-name="T46">pointer to an un-const variable </text:span></text:p>
      <text:p text:style-name="P22">p1++; <text:span text:style-name="T49"><text:s text:c="3"/></text:span><text:span text:style-name="T46">// c</text:span><text:span text:style-name="T48">ompiler </text:span><text:span text:style-name="T46">error </text:span></text:p>
      <text:p text:style-name="P22">(*p1)++; <text:span text:style-name="T46">// ok </text:span></text:p>
      <text:p text:style-name="P22"><text:span text:style-name="T45">const </text:span><text:span text:style-name="T43">int</text:span>* p2 = &amp;b; <text:span text:style-name="T46">// an un-const pointer to a const variable </text:span></text:p>
      <text:p text:style-name="P22">p2++; <text:span text:style-name="T49"><text:s text:c="4"/></text:span><text:span text:style-name="T46">// ok</text:span></text:p>
      <text:p text:style-name="P22">(*p2)++; <text:span text:style-name="T49"><text:s/></text:span><text:span text:style-name="T46">// c</text:span><text:span text:style-name="T48">ompiler </text:span><text:span text:style-name="T46">error </text:span></text:p>
      <text:p text:style-name="P22"><text:span text:style-name="T43">const</text:span> <text:span text:style-name="T43">int</text:span> * <text:span text:style-name="T43">const</text:span> p3 = &amp;b; <text:span text:style-name="T46">// a const pointer to a const variable </text:span></text:p>
      <text:p text:style-name="P32"/>
      <text:p text:style-name="P8">כשיש מחלקות ועצמים, המצב מסתבך עוד יותר. אפשר לשים את המילה const בכותרת של שיטה, אחרי הסוגריים. המשמעות היא, שבתוך השיטה הזאת, המשתנה this יהיה מצביע לעצם קבוע. במילים אחרות: השיטה לא תוכל לשנות את השדות של העצם. </text:p>
      <text:p text:style-name="P9"><text:span text:style-name="T1">למה זה חשוב</text:span>? </text:p>
      <text:list xml:id="list2087333784505407345" text:style-name="L4">
        <text:list-item>
          <text:p text:style-name="P53">זה עוזר לאתר באגים ותקלות. אם שיטה מסויימת מוגדרת כ-const, אפשר להיות בטוחים שהיא לא משנה את העצם, ולכן אם העצם משתנה כנראה התקלה במקום אחר.</text:p>
        </text:list-item>
        <text:list-item>
          <text:p text:style-name="P54">אם בתוכנית הראשית מגדירים עצם כ-const, אפשר לקרוא על העצם הזה רק לשיטות שהוגדרו כ-const. </text:p>
        </text:list-item>
      </text:list>
      <text:p text:style-name="P10"><text:span text:style-name="T1">למה זה קשה</text:span>? כי כששיטה היא const, הקומפיילר לא ייתן לנו לקרוא מתוכה לשיטות אחרות שהן לא const<text:span text:style-name="T51">! <text:s text:c="2"/></text:span>לכן, כשמגדירים שיטה כ-const עלולה להיווצר "תגובת שרשרת" שתדרוש מאיתנו הרבה שינויים בקוד. <text:s text:c="2"/><text:span text:style-name="T50">לכן עדיף מלכתחילה להגדיר כ-const כל שיטה שאנחנו יודעים שלא תצטרך לשנות את העצם.</text:span></text:p>
      <text:p text:style-name="Heading_20_2">קבועים והעמסה</text:p>
      <text:p text:style-name="P11">כשמוסיפים את המילה const לשיטה, היא הופכת לחלק מה"חתימה" של השיטה. מכאן שאפשר ליצור שתי שיטות שונות עם אותו שם ואותם פרמטרים - אחת עם const ואחת בלי. הקומפיילר ישתמש בשיטה הנכונה לפי ההקשר - אם משתמשים בשיטה כ-lvalue הוא יקרא לשיטה בלי ה-const, ואם משתמשים בשיטה כ-rvalue הוא יקרה לשיטה עם ה-const.</text:p>
      <text:p text:style-name="P11"><text:span text:style-name="T1">מתי זה שימושי</text:span>? למשל, כשמגדירים מבנה-נתונים של וקטור. למבנה יש שיטה get(i) שמחזירה את האלמנט במקום i. מקובל ליצור שתי שיטות עם <text:span text:style-name="T1">מימוש זהה</text:span>:</text:p>
      <text:list xml:id="list5771198508814356358" text:style-name="L5">
        <text:list-item>
          <text:p text:style-name="P55">אחת מיועדת לקריאה - היא <text:span text:style-name="T52">מוגדרת כ-const ומחזירה const&amp;</text:span>.</text:p>
        </text:list-item>
        <text:list-item>
          <text:p text:style-name="P55">השניה מיועדת לכתיבה - היא מוגדרת בלי const ומחזירה &amp;.</text:p>
        </text:list-item>
      </text:list>
      <text:p text:style-name="P13">הקומפיילר יחליט לאיזו שיטה לקרוא, לפי סוג המשתנה: אם המשתנה הוא const הוא יקרא לשיטה המיועדת לקריאה בלבד; אחרת הוא יקרא לשיטה המיועדת לכתיבה.</text:p>
      <text:p text:style-name="P51">שדה mutable</text:p>
      <text:p text:style-name="P14">לפעמים רוצים לשמור בתוך עצם, שדה מסויים שהערך שלו לא משקף את המצב של העצם. לדוגמה, זה יכול להיות cache של תוצאת-ביניים של חישוב כלשהו. החישוב לא משנה את מצב העצם, אבל הוא צריך לשמור את התוצאה ב-cache. <text:s/></text:p>
      <text:p text:style-name="P14">כדי שהקומפיילר יאפשר לנו לעשות זאת, נסמן את ה-cache ב-mutable. </text:p>
      <text:p text:style-name="P14">שדה המסומן ב-mutable ניתן לשינוי גם אם העצם הוא const.</text:p>
      <text:p text:style-name="P56"/>
      <text:p text:style-name="P52">בנאי מעתיק - copy constructor</text:p>
      <text:p text:style-name="P60">דיברנו על סוגים מיוחדים של בנאים. אחד מהם הוא בנאי ללא פרמטרים. עוד בנאי מיוחד הוא <text:span text:style-name="T1">בנאי מעתיק</text:span>.<text:span text:style-name="T53"> בנאי מעתיק למחלקה T הוא בנאי המקבל פרמטר אחד בלבד, שהסוג שלו הוא:</text:span></text:p>
      <text:p text:style-name="P75"><text:span text:style-name="T53"><text:s/>const T&amp;.</text:span></text:p>
      <text:p text:style-name="P62">הקומפיילר קורא לבנאי הזה אוטומטית בכל פעם שצריך <text:span text:style-name="T54">להעתיק עצם מהסוג T לעצם חדש, למשל, כשמעבירים פרמטרים לפונקציות.</text:span></text:p>
      <text:p text:style-name="P64">אם לא מגדירים בנאי מעתיק, ברירת המחדל היא לבצע העתקת סיביות (bitwise copy). זה בסדר כשמדובר במחלקות פשוטות (Point) אבל לא טוב כשמדובר במבנים מורכבים עם מצביעים. <text:s/></text:p>
      <text:p text:style-name="P64">במקרה שברירת-המחדל לא מתאימה, אנחנו צריכים להגדיר בעצמנו בנאי מעתיק שיבצע "העתקה עמוקה".</text:p>
      <text:p text:style-name="P66"><text:span text:style-name="T1">חידה</text:span>: מדוע הפרמטר חייב להיות מסוג const T&amp; ולא פשוט מסוג T?</text:p>
      <text:p text:style-name="P66">תשובה: כי כדי להעביר פרמטר מסוג T, הקומפיילר צריך לקרוא לבנאי המעתיק, אבל אנחנו מגדירים את הבנאי הזה עכשיו!</text:p>
      <text:p text:style-name="P62"/>
      <text:p text:style-name="P52"/>
      <text:p text:style-name="Heading_20_2">מקורות</text:p>
      <text:list xml:id="list911184207577351402" text:style-name="L6">
        <text:list-item>
          <text:p text:style-name="P57">מצגות של<text:span text:style-name="T9"> </text:span>אופיר פלא ומירי בן-ניסן.</text:p>
        </text:list-item>
        <text:list-item>
          <text:p text:style-name="P58">https://eli.thegreenplace.net/2011/12/15/understanding-lvalues-and-rvalues-in-c-and-c</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5f__7e_LT_7e_Gliederung_20_1" style:display-name="שקופית כותרת_~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5f__7e_LT_7e_Gliederung_20_2" style:display-name="שקופית כותרת_~LT~Gliederung 2" style:family="paragraph" style:parent-style-name="שקופית_20_כותרת_5f_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Gliederung_20_3" style:display-name="שקופית כותרת_~LT~Gliederung 3" style:family="paragraph" style:parent-style-name="שקופית_20_כותרת_5f_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Gliederung_20_4" style:display-name="שקופית כותרת_~LT~Gliederung 4" style:family="paragraph" style:parent-style-name="שקופית_20_כותרת_5f_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Gliederung_20_5" style:display-name="שקופית כותרת_~LT~Gliederung 5" style:family="paragraph" style:parent-style-name="שקופית_20_כותרת_5f_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Gliederung_20_6" style:display-name="שקופית כותרת_~LT~Gliederung 6" style:family="paragraph" style:parent-style-name="שקופית_20_כותרת_5f_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Gliederung_20_7" style:display-name="שקופית כותרת_~LT~Gliederung 7" style:family="paragraph" style:parent-style-name="שקופית_20_כותרת_5f_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Gliederung_20_8" style:display-name="שקופית כותרת_~LT~Gliederung 8" style:family="paragraph" style:parent-style-name="שקופית_20_כותרת_5f_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Gliederung_20_9" style:display-name="שקופית כותרת_~LT~Gliederung 9" style:family="paragraph" style:parent-style-name="שקופית_20_כותרת_5f_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5f__7e_LT_7e_Titel" style:display-name="שקופית כותרת_~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5f__7e_LT_7e_Untertitel" style:display-name="שקופית כותרת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5f__7e_LT_7e_Notizen" style:display-name="שקופית כותרת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5f__7e_LT_7e_Hintergrundobjekte" style:display-name="שקופית כותרת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5f__7e_LT_7e_Hintergrund" style:display-name="שקופית כותרת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3T16:14:30.176716482</dc:date>
    <meta:editing-duration>P7DT23H10M14S</meta:editing-duration>
    <meta:editing-cycles>987</meta:editing-cycles>
    <meta:document-statistic meta:table-count="0" meta:image-count="0" meta:object-count="0" meta:page-count="1" meta:paragraph-count="85" meta:word-count="1206" meta:character-count="6755" meta:non-whitespace-character-count="5604"/>
  </office:meta>
</office:document-meta>
</file>